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9cm" fo:min-width="0.578cm"/>
    </style:style>
    <style:style style:name="gr2" style:family="graphic" style:parent-style-name="objectwithoutfill">
      <style:graphic-properties svg:stroke-width="0.051cm" draw:marker-start-width="0.357cm" draw:marker-end="Arrow" draw:marker-end-width="0.45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1cm" draw:marker-start-width="0.356cm" draw:marker-end="Arrow" draw:marker-end-width="0.458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937cm"/>
    </style:style>
    <style:style style:name="gr5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objectwithoutfill">
      <style:graphic-properties draw:stroke="dash" draw:stroke-dash="Dashed_20__28_var_29_" svg:stroke-width="0.051cm" draw:marker-start-width="0.355cm" draw:marker-end="" draw:marker-end-width="0.457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Times New Roman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0.762cm" svg:x="5.037cm" svg:y="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254cm" svg:y1="1.76cm" svg:x2="8.239cm" svg:y2="8.491cm">
          <text:p/>
        </draw:line>
        <draw:line draw:style-name="gr3" draw:text-style-name="P1" draw:layer="layout" svg:x1="9.001cm" svg:y1="1.506cm" svg:x2="4.175cm" svg:y2="8.237cm">
          <text:p/>
        </draw:line>
        <draw:frame draw:style-name="gr4" draw:text-style-name="P2" draw:layer="layout" svg:width="1.651cm" svg:height="1.187cm" svg:x="0.365cm" svg:y="0.617cm">
          <draw:text-box>
            <text:p><text:span text:style-name="T1">S</text:span></text:p>
          </draw:text-box>
        </draw:frame>
        <draw:frame draw:style-name="gr4" draw:text-style-name="P2" draw:layer="layout" svg:width="1.651cm" svg:height="1.187cm" svg:x="9.001cm" svg:y="0.446cm">
          <draw:text-box>
            <text:p><text:span text:style-name="T1">R</text:span></text:p>
          </draw:text-box>
        </draw:frame>
        <draw:line draw:style-name="gr5" draw:text-style-name="P1" draw:layer="layout" svg:x1="5.699cm" svg:y1="6.078cm" svg:x2="6.715cm" svg:y2="10.396cm">
          <text:p/>
        </draw:line>
        <draw:g>
          <svg:title>TexMaths</svg:title>
          <svg:desc>26§display§\mathbf{k}_s§svg§600§FALSE§</svg:desc>
          <draw:polygon draw:style-name="gr6" draw:layer="layout" svg:width="0.899cm" svg:height="0.771cm" svg:x="7.604cm" svg:y="6.825cm" svg:viewBox="0 0 900 772" draw:points="450,772 0,772 0,0 900,0 900,772">
            <text:p/>
          </draw:polygon>
          <draw:path draw:style-name="gr7" draw:layer="layout" svg:width="0.504cm" svg:height="0.636cm" svg:x="7.638cm" svg:y="6.822cm" svg:viewBox="0 0 505 637" svg:d="M164 419v-419l-164 8v41c57 0 62 0 62 37v507h-62v44c34 0 78-3 109-3 34 0 78 3 112 3v-44h-62v-115c26-23 33-28 52-41l93 117c8 10 21 28 21 31 0 8-15 8-28 8v44c28-3 109-3 114-3 31 0 62 0 94 3v-44h-16c-39 0-42-3-55-18l-153-193 120-93c13-11 20-16 80-16v-44c-23 2-47 2-70 2-26 0-86 0-107-2v44c21 0 24 3 32 10z">
            <text:p/>
          </draw:path>
          <draw:path draw:style-name="gr7" draw:layer="layout" svg:width="0.257cm" svg:height="0.29cm" svg:x="8.202cm" svg:y="7.311cm" svg:viewBox="0 0 258 291" svg:d="M232 42c-16 5-27 18-27 31 0 15 13 21 21 21s32-6 32-37c0-44-47-57-86-57-102 0-120 75-120 94 0 23 16 39 23 46 19 13 29 16 73 24 13 2 55 10 55 44 0 10-5 34-34 52-26 13-57 13-65 13-26 0-62-5-78-26 23-3 36-21 36-39 0-16-10-23-26-23-18 0-36 15-36 44 0 39 42 62 104 62 120 0 141-80 141-106 0-60-66-71-89-76-5-2-23-5-26-5-23-5-36-18-36-31 0-16 13-34 26-42 18-13 41-13 52-13 13 0 46 3 60 24z">
            <text:p/>
          </draw:path>
        </draw:g>
        <draw:g>
          <svg:title>TexMaths</svg:title>
          <svg:desc>26§display§\mathbf{k}_r§svg§600§FALSE§</svg:desc>
          <draw:polygon draw:style-name="gr6" draw:layer="layout" svg:width="0.912cm" svg:height="0.771cm" svg:x="3.667cm" svg:y="6.716cm" svg:viewBox="0 0 913 772" draw:points="458,772 0,772 0,0 913,0 913,772">
            <text:p/>
          </draw:polygon>
          <draw:path draw:style-name="gr7" draw:layer="layout" svg:width="0.504cm" svg:height="0.636cm" svg:x="3.701cm" svg:y="6.713cm" svg:viewBox="0 0 505 637" svg:d="M164 419v-419l-164 8v41c57 0 62 0 62 37v507h-62v44c34 0 78-3 109-3 34 0 78 3 112 3v-44h-62v-115c26-23 33-28 52-41l93 117c8 10 21 28 21 31 0 8-15 8-28 8v44c28-3 109-3 114-3 31 0 62 0 94 3v-44h-16c-39 0-42-3-55-18l-153-193 120-93c13-11 20-16 80-16v-44c-23 2-47 2-70 2-26 0-86 0-107-2v44c21 0 24 3 32 10z">
            <text:p/>
          </draw:path>
          <draw:path draw:style-name="gr7" draw:layer="layout" svg:width="0.298cm" svg:height="0.29cm" svg:x="4.25cm" svg:y="7.202cm" svg:viewBox="0 0 299 291" svg:d="M122 153c0-2 16-62 16-65 2-5 21-36 41-52 6-5 24-18 53-18 5 0 23 0 33 8-18 8-26 26-26 36 0 16 11 24 26 24 13 0 34-11 34-39 0-34-34-47-67-47-34 0-63 13-92 47-10-42-52-47-65-47-26 0-41 16-52 34-15 23-23 62-23 65 0 8 8 8 10 8 11 0 11-3 16-19 8-39 21-70 47-70 15 0 21 13 21 31 0 13-6 37-11 55-5 16-10 44-13 57l-21 83c-2 8-7 24-7 26 0 13 13 21 23 21 8 0 21-5 26-18 3-5 8-34 13-49z">
            <text:p/>
          </draw:path>
        </draw:g>
        <draw:g>
          <svg:title>TexMaths</svg:title>
          <svg:desc>26§inline§\mathbf{k}§svg§600§FALSE§</svg:desc>
          <draw:polygon draw:style-name="gr6" draw:layer="layout" svg:width="0.555cm" svg:height="0.633cm" svg:x="6.588cm" svg:y="10.905cm" svg:viewBox="0 0 556 634" draw:points="278,634 0,634 0,0 556,0 556,634">
            <text:p/>
          </draw:polygon>
          <draw:path draw:style-name="gr7" draw:layer="layout" svg:width="0.503cm" svg:height="0.636cm" svg:x="6.622cm" svg:y="10.902cm" svg:viewBox="0 0 504 637" svg:d="M164 419v-419l-164 8v41c57 0 62 0 62 37v507h-62v44c34 0 78-3 109-3 34 0 78 3 112 3v-44h-63v-115c26-23 34-28 52-41l94 117c8 10 21 28 21 31 0 8-16 8-29 8v44c29-3 109-3 115-3 31 0 62 0 93 3v-44h-16c-39 0-41-3-54-18l-153-193 119-93c13-11 21-16 81-16v-44c-24 2-47 2-70 2-26 0-86 0-107-2v44c21 0 23 3 31 10z">
            <text:p/>
          </draw:path>
        </draw:g>
        <draw:line draw:style-name="gr8" draw:text-style-name="P1" draw:layer="layout" svg:x1="8.112cm" svg:y1="8.364cm" svg:x2="6.715cm" svg:y2="10.396cm">
          <text:p/>
        </draw:line>
        <draw:line draw:style-name="gr8" draw:text-style-name="P1" draw:layer="layout" svg:x1="4.302cm" svg:y1="8.11cm" svg:x2="6.715cm" svg:y2="10.396cm">
          <text:p/>
        </draw:line>
        <draw:path draw:style-name="gr9" draw:text-style-name="P1" draw:layer="layout" svg:width="1.554cm" svg:height="1.698cm" draw:transform="rotate (0.910363737840242) translate (4.41861021660993cm 4.7717249773641cm)" svg:viewBox="0 0 1555 1699" svg:d="M0 0c1727 0 1550 1699 1550 1699">
          <text:p/>
        </draw:path>
        <draw:g>
          <svg:title>TexMaths</svg:title>
          <svg:desc>26§inline§\theta§svg§600§FALSE§</svg:desc>
          <draw:polygon draw:style-name="gr6" draw:layer="layout" svg:width="0.454cm" svg:height="0.634cm" svg:x="5.371cm" svg:y="2.916cm" svg:viewBox="0 0 455 635" draw:points="229,635 0,635 0,0 455,0 455,635">
            <text:p/>
          </draw:polygon>
          <draw:path draw:style-name="gr7" draw:layer="layout" svg:width="0.379cm" svg:height="0.657cm" svg:x="5.41cm" svg:y="2.903cm" svg:viewBox="0 0 380 658" svg:d="M380 187c0-60-16-187-110-187-130 0-270 260-270 468 0 86 26 190 109 190 130 0 271-265 271-471zM99 315c15-60 34-133 70-198 23-44 57-96 99-96 47 0 52 57 52 109 0 47-8 94-31 185zM281 343c-11 42-29 120-63 188-33 62-67 106-109 106-28 0-49-26-49-112 0-39 5-91 31-182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10.668cm" fo:page-height="12.1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tf </meta:initial-creator>
    <meta:creation-date>2017-02-23T15:29:01.809303706</meta:creation-date>
    <dc:date>2017-02-23T16:20:32.549645517</dc:date>
    <dc:creator>wangtf </dc:creator>
    <meta:editing-duration>PT17M30S</meta:editing-duration>
    <meta:editing-cycles>3</meta:editing-cycles>
    <meta:generator>LibreOffice/4.3.7.2$Linux_X86_64 LibreOffice_project/430$Build-2</meta:generator>
    <meta:document-statistic meta:object-count="23"/>
  </office:meta>
</office:document-meta>
</file>